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 style:master-page-name="Right_20_Page">
      <style:paragraph-properties fo:margin-top="0cm" fo:margin-bottom="0.101cm" loext:contextual-spacing="false" style:page-number="auto"/>
      <style:text-properties officeooo:rsid="00469720" officeooo:paragraph-rsid="00469720"/>
    </style:style>
    <style:style style:name="P2" style:family="paragraph" style:parent-style-name="Text_20_body">
      <style:text-properties officeooo:paragraph-rsid="00469720"/>
    </style:style>
    <style:style style:name="P3" style:family="paragraph" style:parent-style-name="Heading_20_3">
      <style:paragraph-properties fo:margin-top="0cm" fo:margin-bottom="0cm" loext:contextual-spacing="false"/>
    </style:style>
    <style:style style:name="P4" style:family="paragraph" style:parent-style-name="Heading_20_3">
      <style:paragraph-properties fo:margin-top="2.401cm" fo:margin-bottom="0.25cm" loext:contextual-spacing="false"/>
    </style:style>
    <style:style style:name="T1" style:family="text">
      <style:text-properties officeooo:rsid="004697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arry You</text:h>
      <text:p text:style-name="Heading_20_2">(<text:span text:style-name="T1">Bruno Mars</text:span>)</text:p>
      <text:p text:style-name="P3">[INTRO]</text:p>
      <text:p text:style-name="Text_20_body">D <text:s/>Em <text:s/>G <text:s/>D</text:p>
      <text:p text:style-name="P3">[VERSE 1]</text:p>
      <text:p text:style-name="Text_20_body">D <text:s text:c="73"/></text:p>
      <text:p text:style-name="Text_20_body">It’s a beautiful night, </text:p>
      <text:p text:style-name="Text_20_body"><text:s text:c="28"/>Em</text:p>
      <text:p text:style-name="Text_20_body">we’re looking for something dumb to do, </text:p>
      <text:p text:style-name="Text_20_body"><text:s text:c="4"/>G <text:s text:c="28"/>D</text:p>
      <text:p text:style-name="Text_20_body">Hey baby, I think I want to marry you. </text:p>
      <text:p text:style-name="Text_20_body">D</text:p>
      <text:p text:style-name="Text_20_body">Is it that look in your eyes,</text:p>
      <text:p text:style-name="Text_20_body"><text:s text:c="14"/>Em</text:p>
      <text:p text:style-name="Text_20_body">Or is it this dancing juice?</text:p>
      <text:p text:style-name="Text_20_body"><text:s text:c="4"/>G <text:s text:c="32"/>D</text:p>
      <text:p text:style-name="Text_20_body">Who cares baby, I think I wanna marry you.</text:p>
      <text:p text:style-name="Text_20_body">D <text:s text:c="52"/></text:p>
      <text:p text:style-name="Text_20_body">Well I know this little chapel </text:p>
      <text:p text:style-name="Text_20_body">Em <text:s text:c="19"/></text:p>
      <text:p text:style-name="Text_20_body">on the boulevard we can go,</text:p>
      <text:p text:style-name="Text_20_body"><text:s text:c="12"/>G <text:s text:c="9"/>D</text:p>
      <text:p text:style-name="Text_20_body">No one will know, <text:span text:style-name="T1">C</text:span>ome on girl.</text:p>
      <text:p text:style-name="Text_20_body">D <text:s text:c="57"/></text:p>
      <text:p text:style-name="Text_20_body">Who cares if we're trashed </text:p>
      <text:p text:style-name="Text_20_body">Em</text:p>
      <text:p text:style-name="Text_20_body">got a pocket full of cash we can blow,</text:p>
      <text:p text:style-name="Text_20_body"><text:s text:c="9"/>G <text:s text:c="15"/>D</text:p>
      <text:p text:style-name="Text_20_body">Shots of patron, And it's on girl.</text:p>
      <text:p text:style-name="P3">[BRIDGE]</text:p>
      <text:p text:style-name="Text_20_body">D</text:p>
      <text:p text:style-name="Text_20_body">Don't say no, no, no, no-no;</text:p>
      <text:p text:style-name="Text_20_body"><text:s text:c="9"/>Em</text:p>
      <text:p text:style-name="Text_20_body">Just say yeah, yeah, yeah, yeah-yeah;</text:p>
      <text:p text:style-name="Text_20_body"><text:s text:c="10"/>G</text:p>
      <text:p text:style-name="Text_20_body">And we'll go, go, go, go-go.</text:p>
      <text:p text:style-name="Text_20_body"><text:s text:c="10"/>D</text:p>
      <text:p text:style-name="Text_20_body">If you're ready, like I'm ready.</text:p>
      <text:p text:style-name="Heading_20_3"><text:soft-page-break/>[CHORUS]</text:p>
      <text:p text:style-name="Text_20_body">D</text:p>
      <text:p text:style-name="Text_20_body">Cause it's a beautiful night,</text:p>
      <text:p text:style-name="Text_20_body"><text:s text:c="28"/>Em</text:p>
      <text:p text:style-name="Text_20_body">We're looking for something dumb to do.</text:p>
      <text:p text:style-name="Text_20_body"><text:s text:c="4"/>G <text:s text:c="26"/>D</text:p>
      <text:p text:style-name="Text_20_body">Hey baby, I think I wanna marry you.</text:p>
      <text:p text:style-name="Text_20_body">D</text:p>
      <text:p text:style-name="Text_20_body">Is it the look in your eyes,</text:p>
      <text:p text:style-name="Text_20_body"><text:s text:c="14"/>Em</text:p>
      <text:p text:style-name="Text_20_body">Or is it this dancing juice?</text:p>
      <text:p text:style-name="Text_20_body"><text:s text:c="4"/>G <text:s text:c="32"/>D</text:p>
      <text:p text:style-name="Text_20_body">Who cares baby, I think I wanna marry you.</text:p>
      <text:p text:style-name="Heading_20_3">[VERSE 2]</text:p>
      <text:p text:style-name="Text_20_body">D <text:s text:c="47"/>Em</text:p>
      <text:p text:style-name="Text_20_body">I'll go get a ring let the choir bells sing like oooh,</text:p>
      <text:p text:style-name="Text_20_body"><text:s text:c="17"/>G <text:s text:c="14"/>D</text:p>
      <text:p text:style-name="Text_20_body">So whatcha wanna do? <text:s/>Let's just run girl.</text:p>
      <text:p text:style-name="Text_20_body">D <text:s text:c="41"/>Em</text:p>
      <text:p text:style-name="Text_20_body">If we wake up and we wanna break up that's cool.</text:p>
      <text:p text:style-name="Text_20_body"><text:s text:c="18"/>G <text:s text:c="10"/>D</text:p>
      <text:p text:style-name="Text_20_body">No, I won't blame you; It was fun girl.</text:p>
      <text:p text:style-name="Heading_20_3">[BRIDGE]</text:p>
      <text:p text:style-name="Text_20_body">D</text:p>
      <text:p text:style-name="Text_20_body">Don't say no, no, no, no-no;</text:p>
      <text:p text:style-name="Text_20_body"><text:s text:c="9"/>Em</text:p>
      <text:p text:style-name="Text_20_body">Just say yeah, yeah, yeah, yeah-yeah;</text:p>
      <text:p text:style-name="Text_20_body"><text:s text:c="10"/>G</text:p>
      <text:p text:style-name="Text_20_body">And we'll go, go, go, go-go.</text:p>
      <text:p text:style-name="Text_20_body"><text:s text:c="10"/>D</text:p>
      <text:p text:style-name="Text_20_body">If you're ready, like I'm ready.</text:p>
      <text:p text:style-name="P4"><text:soft-page-break/>[CHORUS]</text:p>
      <text:p text:style-name="Text_20_body">D</text:p>
      <text:p text:style-name="Text_20_body">Cause it's a beautiful night,</text:p>
      <text:p text:style-name="Text_20_body"><text:s text:c="28"/>Em</text:p>
      <text:p text:style-name="Text_20_body">We're looking for something dumb to do.</text:p>
      <text:p text:style-name="Text_20_body"><text:s text:c="4"/>G <text:s text:c="26"/>D</text:p>
      <text:p text:style-name="Text_20_body">Hey baby, I think I wanna marry you.</text:p>
      <text:p text:style-name="Text_20_body">D</text:p>
      <text:p text:style-name="Text_20_body">Is it the look in your eyes,</text:p>
      <text:p text:style-name="Text_20_body"><text:s text:c="14"/>Em</text:p>
      <text:p text:style-name="Text_20_body">Or is it this dancing juice?</text:p>
      <text:p text:style-name="Text_20_body"><text:s text:c="4"/>G <text:s text:c="32"/>D</text:p>
      <text:p text:style-name="Text_20_body">Who cares baby, I think I wanna marry you.</text:p>
      <text:p text:style-name="Heading_20_3">[BRIDGE]</text:p>
      <text:p text:style-name="Text_20_body">D <text:s text:c="16"/>Em</text:p>
      <text:p text:style-name="Text_20_body">Just say I do,</text:p>
      <text:p text:style-name="P2"><text:s text:c="14"/>G <text:s text:c="22"/>D</text:p>
      <text:p text:style-name="P2">Tell me right now baby, Tell me right now baby. </text:p>
      <text:p text:style-name="Text_20_body">D <text:s text:c="27"/>Em</text:p>
      <text:p text:style-name="Text_20_body">Just say I do,</text:p>
      <text:p text:style-name="P2"><text:s text:c="14"/>G <text:s text:c="22"/>D</text:p>
      <text:p text:style-name="P2">Tell me right now baby, Tell me right now baby. </text:p>
      <text:p text:style-name="Heading_20_3">[CHORUS]</text:p>
      <text:p text:style-name="Text_20_body">D</text:p>
      <text:p text:style-name="Text_20_body">Cause it's a beautiful night,</text:p>
      <text:p text:style-name="Text_20_body"><text:s text:c="28"/>Em</text:p>
      <text:p text:style-name="Text_20_body">We're looking for something dumb to do.</text:p>
      <text:p text:style-name="Text_20_body"><text:s text:c="4"/>G <text:s text:c="26"/>D</text:p>
      <text:p text:style-name="Text_20_body">Hey baby, I think I wanna marry you.</text:p>
      <text:p text:style-name="Text_20_body">D</text:p>
      <text:p text:style-name="Text_20_body">Is it the look in your eyes,</text:p>
      <text:p text:style-name="Text_20_body"><text:s text:c="14"/>Em</text:p>
      <text:p text:style-name="Text_20_body">Or is it this dancing juice?</text:p>
      <text:p text:style-name="Text_20_body"><text:s text:c="4"/>G <text:s text:c="32"/>D</text:p>
      <text:p text:style-name="Text_20_body">Who cares baby, I think I wanna marry yo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6H36M4S</meta:editing-duration>
    <meta:editing-cycles>55</meta:editing-cycles>
    <meta:generator>LibreOffice/6.0.1.1$MacOSX_X86_64 LibreOffice_project/60bfb1526849283ce2491346ed2aa51c465abfe6</meta:generator>
    <dc:title>Lyrics + Chords</dc:title>
    <dc:date>2018-05-30T09:19:50.347430487</dc:date>
    <meta:print-date>2017-04-03T12:23:29.985893000</meta:print-date>
    <meta:document-statistic meta:table-count="0" meta:image-count="0" meta:object-count="0" meta:page-count="3" meta:paragraph-count="104" meta:word-count="407" meta:character-count="2760" meta:non-whitespace-character-count="144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